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efd4" officeooo:paragraph-rsid="0010efd4"/>
    </style:style>
    <style:style style:name="P2" style:family="paragraph" style:parent-style-name="Standard">
      <style:text-properties officeooo:rsid="001266e3" officeooo:paragraph-rsid="001266e3"/>
    </style:style>
    <style:style style:name="P3" style:family="paragraph" style:parent-style-name="Standard">
      <style:text-properties officeooo:rsid="00140dab" officeooo:paragraph-rsid="00140dab"/>
    </style:style>
    <style:style style:name="P4" style:family="paragraph" style:parent-style-name="Standard">
      <style:text-properties officeooo:rsid="00152a15" officeooo:paragraph-rsid="00152a15"/>
    </style:style>
    <style:style style:name="P5" style:family="paragraph" style:parent-style-name="Standard">
      <style:text-properties officeooo:rsid="001666f3" officeooo:paragraph-rsid="001666f3"/>
    </style:style>
    <style:style style:name="P6" style:family="paragraph" style:parent-style-name="Standard">
      <style:text-properties officeooo:rsid="001666f3" officeooo:paragraph-rsid="001601d1"/>
    </style:style>
    <style:style style:name="P7" style:family="paragraph" style:parent-style-name="Standard">
      <style:text-properties officeooo:rsid="0019e98a" officeooo:paragraph-rsid="0019e98a"/>
    </style:style>
    <style:style style:name="P8" style:family="paragraph" style:parent-style-name="Standard">
      <style:text-properties officeooo:rsid="001a7ddb" officeooo:paragraph-rsid="001a7ddb"/>
    </style:style>
    <style:style style:name="P9" style:family="paragraph" style:parent-style-name="Standard">
      <style:text-properties officeooo:rsid="001c4ace" officeooo:paragraph-rsid="001c4ace"/>
    </style:style>
    <style:style style:name="P10" style:family="paragraph" style:parent-style-name="Standard">
      <style:text-properties officeooo:rsid="001601d1" officeooo:paragraph-rsid="001601d1"/>
    </style:style>
    <style:style style:name="P11" style:family="paragraph" style:parent-style-name="Standard">
      <style:text-properties officeooo:rsid="001db9d9" officeooo:paragraph-rsid="001db9d9"/>
    </style:style>
    <style:style style:name="P12" style:family="paragraph" style:parent-style-name="Standard">
      <style:text-properties officeooo:rsid="00206b98" officeooo:paragraph-rsid="0022a9be"/>
    </style:style>
    <style:style style:name="P13" style:family="paragraph" style:parent-style-name="Standard">
      <style:text-properties officeooo:rsid="00237e3b" officeooo:paragraph-rsid="00237e3b"/>
    </style:style>
    <style:style style:name="P14" style:family="paragraph" style:parent-style-name="Standard">
      <style:text-properties officeooo:rsid="00245613" officeooo:paragraph-rsid="00245613"/>
    </style:style>
    <style:style style:name="P15" style:family="paragraph" style:parent-style-name="Standard">
      <style:text-properties officeooo:rsid="0025e284" officeooo:paragraph-rsid="0025e284"/>
    </style:style>
    <style:style style:name="P16" style:family="paragraph" style:parent-style-name="Standard" style:list-style-name="L1">
      <style:text-properties officeooo:rsid="0025a08b" officeooo:paragraph-rsid="0025a08b"/>
    </style:style>
    <style:style style:name="P17" style:family="paragraph" style:parent-style-name="Standard" style:list-style-name="L2">
      <style:text-properties officeooo:rsid="0025a08b" officeooo:paragraph-rsid="0025a08b"/>
    </style:style>
    <style:style style:name="P18" style:family="paragraph" style:parent-style-name="Standard" style:list-style-name="L1">
      <style:text-properties officeooo:rsid="0019e98a" officeooo:paragraph-rsid="0019e98a"/>
    </style:style>
    <style:style style:name="P19" style:family="paragraph" style:parent-style-name="Standard" style:list-style-name="L1">
      <style:text-properties officeooo:rsid="001a7ddb" officeooo:paragraph-rsid="001a7ddb"/>
    </style:style>
    <style:style style:name="P20" style:family="paragraph" style:parent-style-name="Standard" style:list-style-name="L1">
      <style:text-properties officeooo:rsid="0025e284" officeooo:paragraph-rsid="0025e284"/>
    </style:style>
    <style:style style:name="P21" style:family="paragraph" style:parent-style-name="Standard" style:list-style-name="L2">
      <style:text-properties officeooo:rsid="001c4ace" officeooo:paragraph-rsid="001c4ace"/>
    </style:style>
    <style:style style:name="P22" style:family="paragraph" style:parent-style-name="Standard" style:list-style-name="L2">
      <style:text-properties officeooo:rsid="001c4ace" officeooo:paragraph-rsid="001e7997"/>
    </style:style>
    <style:style style:name="P23" style:family="paragraph" style:parent-style-name="Standard" style:list-style-name="L2">
      <style:text-properties officeooo:rsid="001e7997" officeooo:paragraph-rsid="001e7997"/>
    </style:style>
    <style:style style:name="P24" style:family="paragraph" style:parent-style-name="Standard" style:list-style-name="L2">
      <style:text-properties officeooo:rsid="00206b98" officeooo:paragraph-rsid="0022a9be"/>
    </style:style>
    <style:style style:name="P25" style:family="paragraph" style:parent-style-name="Standard">
      <style:text-properties officeooo:rsid="00245613" officeooo:paragraph-rsid="00245613"/>
    </style:style>
    <style:style style:name="P26" style:family="paragraph" style:parent-style-name="Standard">
      <style:text-properties officeooo:rsid="0028f7e9" officeooo:paragraph-rsid="0028f7e9"/>
    </style:style>
    <style:style style:name="T1" style:family="text">
      <style:text-properties officeooo:rsid="001266e3"/>
    </style:style>
    <style:style style:name="T2" style:family="text">
      <style:text-properties officeooo:rsid="00140dab"/>
    </style:style>
    <style:style style:name="T3" style:family="text">
      <style:text-properties officeooo:rsid="00149475"/>
    </style:style>
    <style:style style:name="T4" style:family="text">
      <style:text-properties officeooo:rsid="001db9d9"/>
    </style:style>
    <style:style style:name="T5" style:family="text">
      <style:text-properties officeooo:rsid="001e7997"/>
    </style:style>
    <style:style style:name="T6" style:family="text">
      <style:text-properties officeooo:rsid="0022a9be"/>
    </style:style>
    <style:style style:name="T7" style:family="text">
      <style:text-properties officeooo:rsid="00259b14"/>
    </style:style>
    <style:style style:name="T8" style:family="text">
      <style:text-properties officeooo:rsid="0027133c"/>
    </style:style>
    <style:style style:name="T9" style:family="text">
      <style:text-properties fo:background-color="#ffff00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 for tech assessment:</text:p>
      <text:p text:style-name="P1"/>
      <text:p text:style-name="P1">-stirling method per la di<text:span text:style-name="T1">v</text:span>ersitat: varietat i balance</text:p>
      <text:p text:style-name="P1">-<text:span text:style-name="T1">idees de propostes:</text:span></text:p>
      <text:p text:style-name="P2"><text:tab/>-atur/alfabetisme vs diversitat</text:p>
      <text:p text:style-name="P2"><text:tab/>-renta vs serveis</text:p>
      <text:p text:style-name="P2"><text:tab/>-envelliment vs diversitat</text:p>
      <text:p text:style-name="P2"><text:tab/>-<text:span text:style-name="T2">pisos turístics?</text:span></text:p>
      <text:p text:style-name="P3"><text:tab/>-serveis d'atenció als estrangers <text:span text:style-name="T3">vs</text:span> diversitat</text:p>
      <text:p text:style-name="P4"><text:tab/>-diversitat <text:s/>vs naixements</text:p>
      <text:p text:style-name="P4"><text:tab/>-segregació per barris: quins grups estan més segregats?</text:p>
      <text:p text:style-name="P4"/>
      <text:p text:style-name="P10">-he descobert que sí que hi força diferències entre la proporació de dones per nacionalitat. Podria buscar a quins barris estan concentrats el top de les nacionalitats amb més dones i proposar alguna iniciativa. SObretot mirar si estan força segregades, o què.</text:p>
      <text:p text:style-name="P10"/>
      <text:p text:style-name="P9">Top nacionalitats amb més dones<text:span text:style-name="T4"> (en nombres absoluts)</text:span>: Itàlia, Xina, França, Hondrues, Marroc, Colòmbia, Pakistan, Filipines, Bolívia, Perú.</text:p>
      <text:p text:style-name="P11">Top nacionalitats amb més dones (en proporció i que n'hi hagi més de 300): Hondures (73%), Nicaragua (73%); Belarús (70%), Paraguai (70%), Rússia (67%).</text:p>
      <text:p text:style-name="P6"/>
      <text:p text:style-name="P5"/>
      <text:p text:style-name="P7">Dades que tinc:</text:p>
      <text:p text:style-name="P7"/>
      <text:list xml:id="list9161203874621468211" text:style-name="L1">
        <text:list-item>
          <text:p text:style-name="P16">Total population per area</text:p>
        </text:list-item>
        <text:list-item>
          <text:p text:style-name="P18">Diversity as variety: nombre de nacionalitats per districte/barri.</text:p>
        </text:list-item>
        <text:list-item>
          <text:p text:style-name="P18">Diversity as variety+balance: un índex de diversitat (simpson index) per districte/barri.</text:p>
        </text:list-item>
        <text:list-item>
          <text:p text:style-name="P18">Quantitat absoluta de non-Spaniards per districte/barri (et dona el ranking de més a menys).</text:p>
        </text:list-item>
        <text:list-item>
          <text:p text:style-name="P18">Quantitat absoluta i percentatge sobre població total d'homes i dones per districte/barri/nacionalitat. Ordenat per quantitat absoluta o percentatge de les dones.</text:p>
        </text:list-item>
        <text:list-item>
          <text:p text:style-name="P19">Relatiu a una nacionalitat concreta, el ranking dels districtes/barris on hi ha més població d'aquella nacionalitat.</text:p>
        </text:list-item>
        <text:list-item>
          <text:p text:style-name="P19">Per cada districte/barri, nombre absolut de persones (per sexe) que no tenen estudis de cap tipus.</text:p>
        </text:list-item>
        <text:list-item>
          <text:p text:style-name="P19">Ranking de barris per percentatge d'atur (de més a menys).</text:p>
        </text:list-item>
        <text:list-item>
          <text:p text:style-name="P19">Ranking de districtes per percentatge d'atur (de més a menys).</text:p>
        </text:list-item>
        <text:list-item>
          <text:p text:style-name="P16">Ranking de gent que fa servir ordinadors/wifi a les biblioteques per barri (absolut i relatiu a poblacio total del barri)</text:p>
        </text:list-item>
        <text:list-item>
          <text:p text:style-name="P16">Ranking de gent que fa servir ordinadors/wifi a les biblioteques per districte (absolut i relatiu a població total del districte)</text:p>
        </text:list-item>
        <text:list-item>
          <text:p text:style-name="P20">Ranking de gent que no té internet a casa per barri relatiu a la quantitat de gent enquestada del barri</text:p>
        </text:list-item>
        <text:list-item>
          <text:p text:style-name="P20">Ranking de gent que no té internet a casa per districte relatiu a la quantitat de gent enquestada del districte</text:p>
        </text:list-item>
      </text:list>
      <text:p text:style-name="P15"/>
      <text:p text:style-name="P15"/>
      <text:p text:style-name="P8"/>
      <text:p text:style-name="P9">Possibles funcions:</text:p>
      <text:list xml:id="list6966817100625269824" text:style-name="L2">
        <text:list-item>
          <text:p text:style-name="P21">Diversity (2) x atur (7,8)<text:span text:style-name="T5"> (barris/districtes)</text:span></text:p>
        </text:list-item>
        <text:list-item>
          <text:p text:style-name="P22">Non-Spaniards (3) x atur (7,8)<text:span text:style-name="T5"> (barris/districtes)</text:span></text:p>
        </text:list-item>
        <text:list-item>
          <text:p text:style-name="P22">Diversity (2) x nivell estudis (6)<text:span text:style-name="T5"> (barris/districtes)</text:span></text:p>
        </text:list-item>
        <text:list-item>
          <text:p text:style-name="P22">Non-Spaniards (3) x nivell estudis (6)<text:span text:style-name="T5"> (barris/districtes)</text:span></text:p>
        </text:list-item>
        <text:list-item>
          <text:p text:style-name="P23"><text:soft-page-break/>Atur (7,8) x nivell estudis (6) (barris/districtes)</text:p>
        </text:list-item>
        <text:list-item>
          <text:p text:style-name="P24">Percentatge de dones (4) x diversity (2)<text:span text:style-name="T6"> (barris/districtes)</text:span></text:p>
        </text:list-item>
        <text:list-item>
          <text:p text:style-name="P24">Percentatge de dones (4) x non-Spaniards (3)<text:span text:style-name="T6"> (barris/districtes)</text:span></text:p>
        </text:list-item>
        <text:list-item>
          <text:p text:style-name="P24">Percentatge de dones (4) x <text:span text:style-name="T6">atur</text:span> (<text:span text:style-name="T6">7,8</text:span>)<text:span text:style-name="T6"> (barris/districtes)</text:span></text:p>
        </text:list-item>
        <text:list-item>
          <text:p text:style-name="P17">Percentatge de gent sense internet per àrea<text:span text:style-name="T8"> (12,13)</text:span> x percentatge de gent que fa servir ordinadors i wifi a les biblioteques per àrea<text:span text:style-name="T8"> (10,11)</text:span></text:p>
        </text:list-item>
      </text:list>
      <text:p text:style-name="P12"/>
      <text:p text:style-name="P12"/>
      <text:p text:style-name="P12"/>
      <text:p text:style-name="P13">Una altra idea:</text:p>
      <text:p text:style-name="P13">dades biblioteques d'accés a ordinadors/wifi x dades de la bretxa digital de gent que no té ni internet a casa ni al mòbil ---&gt; és proporcional? Si no ho és, potser es podria posar èmfasi en activitats per atraure gent que no té accés a internet personal, assumint que accedir a internet sempre és un guany. Si és proporcional, això ens indica que la gent que no é internet a casa/mòbil sí que el vol (no és una qüestió de desinterès) i per tant cal impulsar iniciatives per fer més petita la bretxa tecnològica. Subvencions per adquirir ordinadors/contractes d'internet/etc. Xarxa de reaprofitament de material, etc.</text:p>
      <text:p text:style-name="P13"/>
      <text:p text:style-name="P14">(1) Té internet a la seva llar (P1)</text:p>
      <text:p text:style-name="P14"/>
      <text:p text:style-name="P14">Els que diuen que no a (1) de quins barris són?<text:span text:style-name="T7"> Per percentatge sobre la població del barri enquestada.</text:span></text:p>
      <text:p text:style-name="P14">Quants usos de wifi i ordinadors<text:span text:style-name="T7"> a les biblioteques</text:span> hi ha en aquell barri?<text:span text:style-name="T7"> Per percentatge osbre la població total del barri.</text:span></text:p>
      <text:p text:style-name="P14">Comparar i mirar si hi ha una correlació o no.</text:p>
      <text:p text:style-name="P14"/>
      <text:p text:style-name="P14"/>
      <text:p text:style-name="P14"/>
      <text:p text:style-name="P26">TODOs:</text:p>
      <text:p text:style-name="P14"/>
      <text:p text:style-name="P26">-Which neighborhood is the most diverse regarding the nationalities</text:p>
      <text:p text:style-name="P26">of its registered inhabitants? <text:span text:style-name="T9">(2), (3), (4)</text:span></text:p>
      <text:p text:style-name="P26">-Are there nationalities with a higher concentration of women? Does</text:p>
      <text:p text:style-name="P26">it differ from the male population? <text:span text:style-name="T9">(5) </text:span></text:p>
      <text:p text:style-name="P26">-Are there districts with a higher percentage of women? What about</text:p>
      <text:p text:style-name="P26">neighborhoods? <text:span text:style-name="T9">(5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22:21:33.474985006</meta:creation-date>
    <dc:date>2021-02-27T15:05:47.655874190</dc:date>
    <meta:editing-duration>PT13H25M47S</meta:editing-duration>
    <meta:editing-cycles>26</meta:editing-cycles>
    <meta:generator>LibreOffice/4.3.5.2$MacOSX_X86_64 LibreOffice_project/3a87456aaa6a95c63eea1c1b3201acedf0751bd5</meta:generator>
    <meta:document-statistic meta:table-count="0" meta:image-count="0" meta:object-count="0" meta:page-count="2" meta:paragraph-count="50" meta:word-count="640" meta:character-count="4014" meta:non-whitespace-character-count="3438"/>
  </office:meta>
</office:document-meta>
</file>